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y</text:p>
          </table:table-cell>
          <table:table-cell table:number-columns-repeated="2"/>
        </table:table-row>
        <table:table-row table:style-name="ro1">
          <table:table-cell table:style-name="ce2"/>
          <table:table-cell table:formula="of:=369/380" office:value-type="float" office:value="0.971052631578947">
            <text:p>0,9710526316</text:p>
          </table:table-cell>
          <table:table-cell table:formula="of:=-369/2" office:value-type="float" office:value="-184.5">
            <text:p>-184,5</text:p>
          </table:table-cell>
          <table:table-cell/>
          <table:table-cell table:style-name="ce2"/>
          <table:table-cell table:formula="of:=257/265" office:value-type="float" office:value="0.969811320754717">
            <text:p>0,9698113208</text:p>
          </table:table-cell>
          <table:table-cell table:formula="of:=-[.F13]/2" office:value-type="float" office:value="-128.5">
            <text:p>-128,5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formula="of:=[.A9]*[.$B$8]" office:value-type="float" office:value="77.6842105263158">
            <text:p>77,6842105263</text:p>
          </table:table-cell>
          <table:table-cell table:formula="of:=[.B9]+[.$C$8]" office:value-type="float" office:value="-106.815789473684">
            <text:p>-106,8157894737</text:p>
          </table:table-cell>
          <table:table-cell/>
          <table:table-cell table:style-name="ce2" office:value-type="float" office:value="80">
            <text:p>80</text:p>
          </table:table-cell>
          <table:table-cell table:formula="of:=[.E9]*[.$F$8]" office:value-type="float" office:value="77.5849056603774">
            <text:p>77,5849056604</text:p>
          </table:table-cell>
          <table:table-cell table:formula="of:=[.F9]+[.$G$8]" office:value-type="float" office:value="-50.9150943396226">
            <text:p>-50,9150943396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formula="of:=[.A10]*[.$B$8]" office:value-type="float" office:value="145.657894736842">
            <text:p>145,6578947368</text:p>
          </table:table-cell>
          <table:table-cell table:formula="of:=[.B10]+[.$C$8]" office:value-type="float" office:value="-38.8421052631579">
            <text:p>-38,8421052632</text:p>
          </table:table-cell>
          <table:table-cell/>
          <table:table-cell table:style-name="ce2" office:value-type="float" office:value="92.5">
            <text:p>92,5</text:p>
          </table:table-cell>
          <table:table-cell table:formula="of:=[.E10]*[.$F$8]" office:value-type="float" office:value="89.7075471698113">
            <text:p>89,7075471698</text:p>
          </table:table-cell>
          <table:table-cell table:formula="of:=[.F10]+[.$G$8]" office:value-type="float" office:value="-38.7924528301887">
            <text:p>-38,7924528302</text:p>
          </table:table-cell>
        </table:table-row>
        <table:table-row table:style-name="ro1">
          <table:table-cell table:style-name="ce2" office:value-type="float" office:value="230">
            <text:p>230</text:p>
          </table:table-cell>
          <table:table-cell table:formula="of:=[.A11]*[.$B$8]" office:value-type="float" office:value="223.342105263158">
            <text:p>223,3421052632</text:p>
          </table:table-cell>
          <table:table-cell table:formula="of:=[.B11]+[.$C$8]" office:value-type="float" office:value="38.8421052631579">
            <text:p>38,8421052632</text:p>
          </table:table-cell>
          <table:table-cell/>
          <table:table-cell table:style-name="ce2" office:value-type="float" office:value="172.5">
            <text:p>172,5</text:p>
          </table:table-cell>
          <table:table-cell table:formula="of:=[.E11]*[.$F$8]" office:value-type="float" office:value="167.292452830189">
            <text:p>167,2924528302</text:p>
          </table:table-cell>
          <table:table-cell table:formula="of:=[.F11]+[.$G$8]" office:value-type="float" office:value="38.7924528301887">
            <text:p>38,7924528302</text:p>
          </table:table-cell>
        </table:table-row>
        <table:table-row table:style-name="ro1">
          <table:table-cell table:style-name="ce2" office:value-type="float" office:value="300">
            <text:p>300</text:p>
          </table:table-cell>
          <table:table-cell table:formula="of:=[.A12]*[.$B$8]" office:value-type="float" office:value="291.315789473684">
            <text:p>291,3157894737</text:p>
          </table:table-cell>
          <table:table-cell table:formula="of:=[.B12]+[.$C$8]" office:value-type="float" office:value="106.815789473684">
            <text:p>106,8157894737</text:p>
          </table:table-cell>
          <table:table-cell/>
          <table:table-cell table:style-name="ce2" office:value-type="float" office:value="185">
            <text:p>185</text:p>
          </table:table-cell>
          <table:table-cell table:formula="of:=[.E12]*[.$F$8]" office:value-type="float" office:value="179.415094339623">
            <text:p>179,4150943396</text:p>
          </table:table-cell>
          <table:table-cell table:formula="of:=[.F12]+[.$G$8]" office:value-type="float" office:value="50.9150943396226">
            <text:p>50,9150943396</text:p>
          </table:table-cell>
        </table:table-row>
        <table:table-row table:style-name="ro1">
          <table:table-cell table:style-name="ce2" office:value-type="float" office:value="380">
            <text:p>380</text:p>
          </table:table-cell>
          <table:table-cell table:formula="of:=[.A13]*[.$B$8]" office:value-type="float" office:value="369">
            <text:p>369</text:p>
          </table:table-cell>
          <table:table-cell table:formula="of:=[.B13]+[.$C$8]" office:value-type="float" office:value="184.5">
            <text:p>184,5</text:p>
          </table:table-cell>
          <table:table-cell/>
          <table:table-cell table:style-name="ce2" office:value-type="float" office:value="265">
            <text:p>265</text:p>
          </table:table-cell>
          <table:table-cell table:formula="of:=[.E13]*[.$F$8]" office:value-type="float" office:value="257">
            <text:p>257</text:p>
          </table:table-cell>
          <table:table-cell table:formula="of:=[.F13]+[.$G$8]" office:value-type="float" office:value="128.5">
            <text:p>128,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.05.2012</text:date>, <text:time>17:1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 Prankl</meta:initial-creator>
    <meta:creation-date>2012-05-02T16:43:50</meta:creation-date>
    <dc:date>2012-05-02T17:11:56</dc:date>
    <dc:creator>Johann Prankl</dc:creator>
    <meta:editing-duration>PT12M56S</meta:editing-duration>
    <meta:editing-cycles>1</meta:editing-cycles>
    <meta:document-statistic meta:table-count="3" meta:cell-count="36" meta:object-count="0"/>
    <meta:generator>LibreOffice/3.4$Unix LibreOffice_project/340m1$Build-402</meta:generator>
  </office:meta>
</office:document-meta>
</file>